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189" officeooo:paragraph-rsid="00032189"/>
    </style:style>
    <style:style style:name="P2" style:family="paragraph" style:parent-style-name="Standard">
      <style:text-properties fo:font-size="20pt" officeooo:rsid="00032189" officeooo:paragraph-rsid="00032189" style:font-size-asian="20pt" style:font-size-complex="20pt"/>
    </style:style>
    <style:style style:name="P3" style:family="paragraph" style:parent-style-name="Standard">
      <style:text-properties fo:font-size="32pt" fo:font-weight="bold" officeooo:rsid="00032189" officeooo:paragraph-rsid="00032189" style:font-size-asian="32pt" style:font-weight-asian="bold" style:font-size-complex="3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cedure</text:p>
      <text:p text:style-name="P1"/>
      <text:p text:style-name="P2"/>
      <text:p text:style-name="P2">create table customer(cust_id int primary key,cust_name varchar(20),address</text:p>
      <text:p text:style-name="P2">text);</text:p>
      <text:p text:style-name="P2">Query OK, 0 rows affected (2.22 sec)</text:p>
      <text:p text:style-name="P2"/>
      <text:p text:style-name="P2">mysql&gt; insert into customer values(1,'AAA','Pune');</text:p>
      <text:p text:style-name="P2">Query OK, 1 row affected (0.10 sec)</text:p>
      <text:p text:style-name="P2"/>
      <text:p text:style-name="P2">mysql&gt; insert into customer values(1,'BBB','Mumbai');</text:p>
      <text:p text:style-name="P2">ERROR 1062 (23000): Duplicate entry '1' for key 'customer.PRIMARY'</text:p>
      <text:p text:style-name="P2">mysql&gt; insert into customer values(2,'BBB','Mumbai');</text:p>
      <text:p text:style-name="P2">Query OK, 1 row affected (0.09 sec)</text:p>
      <text:p text:style-name="P2"/>
      <text:p text:style-name="P2">mysql&gt; insert into customer values(3,'CCC','Nagpur');</text:p>
      <text:p text:style-name="P2">Query OK, 1 row affected (0.22 sec)</text:p>
      <text:p text:style-name="P2"/>
      <text:p text:style-name="P2">mysql&gt; Delimiter //</text:p>
      <text:p text:style-name="P2">mysql&gt; create procedure delete_records(custId int)</text:p>
      <text:p text:style-name="P2"><text:s text:c="4"/>-&gt; Begin</text:p>
      <text:p text:style-name="P2"><text:s text:c="4"/>-&gt; Delete from customer where cust_id=custId;</text:p>
      <text:p text:style-name="P2"><text:s text:c="4"/>-&gt; End</text:p>
      <text:p text:style-name="P2"><text:s text:c="4"/>-&gt; //</text:p>
      <text:p text:style-name="P2">Query OK, 0 rows affected (0.18 sec)</text:p>
      <text:p text:style-name="P2"/>
      <text:p text:style-name="P2">mysql&gt; call delete_records(2);</text:p>
      <text:p text:style-name="P2"><text:s text:c="4"/>-&gt; //</text:p>
      <text:p text:style-name="P2">Query OK, 1 row affected (0.09 sec)</text:p>
      <text:p text:style-name="P2"><text:soft-page-break/></text:p>
      <text:p text:style-name="P2">mysql&gt; select * from customer;</text:p>
      <text:p text:style-name="P2"><text:s text:c="4"/>-&gt; ;</text:p>
      <text:p text:style-name="P2"><text:s text:c="4"/>-&gt; //</text:p>
      <text:p text:style-name="P2">+---------+-----------+---------+</text:p>
      <text:p text:style-name="P2">| cust_id | cust_name | address |</text:p>
      <text:p text:style-name="P2">+---------+-----------+---------+</text:p>
      <text:p text:style-name="P2">| <text:s text:c="6"/>1 | AAA <text:s text:c="6"/>| Pune <text:s text:c="3"/>|</text:p>
      <text:p text:style-name="P2">| <text:s text:c="6"/>3 | CCC <text:s text:c="6"/>| Nagpur <text:s/>|</text:p>
      <text:p text:style-name="P2">+---------+-----------+---------+</text:p>
      <text:p text:style-name="P2">2 rows in set (0.01 sec)</text:p>
      <text:p text:style-name="P2"/>
      <text:p text:style-name="P2">mysql&gt; delimiter ;</text:p>
      <text:p text:style-name="P2">mysql&gt; select * from customer; </text:p>
      <text:p text:style-name="P2">+---------+-----------+---------+</text:p>
      <text:p text:style-name="P2">| cust_id | cust_name | address |</text:p>
      <text:p text:style-name="P2">+---------+-----------+---------+</text:p>
      <text:p text:style-name="P2">| <text:s text:c="6"/>1 | AAA <text:s text:c="6"/>| Pune <text:s text:c="3"/>|</text:p>
      <text:p text:style-name="P2">| <text:s text:c="6"/>3 | CCC <text:s text:c="6"/>| Nagpur <text:s/>|</text:p>
      <text:p text:style-name="P2">+---------+-----------+---------+</text:p>
      <text:p text:style-name="P2">2 rows in set (0.00 sec)</text:p>
      <text:p text:style-name="P2"/>
      <text:p text:style-name="P2">mysql&gt; Delimiter //</text:p>
      <text:p text:style-name="P2">mysql&gt; create procedure display(out para1 int)</text:p>
      <text:p text:style-name="P2"><text:s text:c="4"/>-&gt; begin</text:p>
      <text:p text:style-name="P2"><text:s text:c="4"/>-&gt; select count(*) into para1 from customer;</text:p>
      <text:p text:style-name="P2"><text:s text:c="4"/>-&gt; End</text:p>
      <text:p text:style-name="P2"><text:s text:c="4"/>-&gt; //</text:p>
      <text:p text:style-name="P2">Query OK, 0 rows affected (0.13 sec)</text:p>
      <text:p text:style-name="P2"/>
      <text:p text:style-name="P2">mysql&gt; delimiter ;</text:p>
      <text:p text:style-name="P2"><text:soft-page-break/>mysql&gt; select @No_of_cust;</text:p>
      <text:p text:style-name="P2">+--------------------------+</text:p>
      <text:p text:style-name="P2">| @No_of_cust <text:s text:c="13"/>|</text:p>
      <text:p text:style-name="P2">+--------------------------+</text:p>
      <text:p text:style-name="P2">| 0x <text:s text:c="22"/>|</text:p>
      <text:p text:style-name="P2">+--------------------------+</text:p>
      <text:p text:style-name="P2">1 row in set (0.00 sec)</text:p>
      <text:p text:style-name="P2"/>
      <text:p text:style-name="P2">mysql&gt; call display (@No_of_cust);</text:p>
      <text:p text:style-name="P2">Query OK, 1 row affected (0.00 sec)</text:p>
      <text:p text:style-name="P2"/>
      <text:p text:style-name="P2">mysql&gt; select @No_of_cust;</text:p>
      <text:p text:style-name="P2">+-------------+</text:p>
      <text:p text:style-name="P2">| @No_of_cust |</text:p>
      <text:p text:style-name="P2">+-------------+</text:p>
      <text:p text:style-name="P2">| <text:s text:c="10"/>2 |</text:p>
      <text:p text:style-name="P2">+-------------+</text:p>
      <text:p text:style-name="P2">1 row in set (0.00 sec)</text:p>
      <text:p text:style-name="P2"/>
      <text:p text:style-name="P2">mysql&gt; create procedure square(inout p int) set p = p * p;</text:p>
      <text:p text:style-name="P2">Query OK, 0 rows affected (0.14 sec)</text:p>
      <text:p text:style-name="P2"/>
      <text:p text:style-name="P2">mysql&gt; set @n = 5;</text:p>
      <text:p text:style-name="P2">Query OK, 0 rows affected (0.00 sec)</text:p>
      <text:p text:style-name="P2"/>
      <text:p text:style-name="P2">mysql&gt; call square(@n);</text:p>
      <text:p text:style-name="P2">Query OK, 0 rows affected (0.00 sec)</text:p>
      <text:p text:style-name="P2"/>
      <text:p text:style-name="P2">mysql&gt; select @n;</text:p>
      <text:p text:style-name="P2">+------+</text:p>
      <text:p text:style-name="P2">| @n <text:s text:c="2"/>|</text:p>
      <text:p text:style-name="P2"><text:soft-page-break/>+------+</text:p>
      <text:p text:style-name="P2">| <text:s text:c="2"/>25 |</text:p>
      <text:p text:style-name="P2">+------+</text:p>
      <text:p text:style-name="P2">1 row in set (0.00 sec)</text:p>
      <text:p text:style-name="P2"/>
      <text:p text:style-name="P2">mysql&gt; display @n;</text:p>
      <text:p text:style-name="P2">ERROR 1064 (42000): You have an error in your SQL syntax; check the manual that corresponds to your MySQL server version for the right syntax to use near 'display @n' at line 1</text:p>
      <text:p text:style-name="P2">mysql&gt; delimiter //</text:p>
      <text:p text:style-name="P2">mysql&gt; create procedure displaymessage(p text)</text:p>
      <text:p text:style-name="P2"><text:s text:c="4"/>-&gt; begin</text:p>
      <text:p text:style-name="P2"><text:s text:c="4"/>-&gt; select @p;</text:p>
      <text:p text:style-name="P2"><text:s text:c="4"/>-&gt; end</text:p>
      <text:p text:style-name="P2"><text:s text:c="4"/>-&gt; //</text:p>
      <text:p text:style-name="P2">Query OK, 0 rows affected (0.10 sec)</text:p>
      <text:p text:style-name="P2"/>
      <text:p text:style-name="P2">mysql&gt; delimiter ;</text:p>
      <text:p text:style-name="P2">mysql&gt; set @p='Welcome to RDBMS world';</text:p>
      <text:p text:style-name="P2">Query OK, 0 rows affected (0.00 sec)</text:p>
      <text:p text:style-name="P2"/>
      <text:p text:style-name="P2">mysql&gt; call displaymessage(@p);</text:p>
      <text:p text:style-name="P2">+------------------------+</text:p>
      <text:p text:style-name="P2">| @p <text:s text:c="20"/>|</text:p>
      <text:p text:style-name="P2">+------------------------+</text:p>
      <text:p text:style-name="P2">| Welcome to RDBMS world |</text:p>
      <text:p text:style-name="P2">+------------------------+</text:p>
      <text:p text:style-name="P2">1 row in set (0.00 sec)</text:p>
      <text:p text:style-name="P2"/>
      <text:p text:style-name="P2">Query OK, 0 rows affected (0.00 sec)</text:p>
      <text:p text:style-name="P2"><text:soft-page-break/></text:p>
      <text:p text:style-name="P2">mysql&gt; delimiter //</text:p>
      <text:p text:style-name="P2">mysql&gt; create procedure addrecords(cID int,cName varchar(20),add varchar(20))</text:p>
      <text:p text:style-name="P2"><text:s text:c="4"/>-&gt; begin</text:p>
      <text:p text:style-name="P2"><text:s text:c="4"/>-&gt; insert into customer values(cID,cName,add);</text:p>
      <text:p text:style-name="P2"><text:s text:c="4"/>-&gt; end</text:p>
      <text:p text:style-name="P2"><text:s text:c="4"/>-&gt; //</text:p>
      <text:p text:style-name="P2">ERROR 1064 (42000): You have an error in your SQL syntax; check the manual that corresponds to your MySQL server version for the right syntax to use near 'add varchar(20))</text:p>
      <text:p text:style-name="P2">begin</text:p>
      <text:p text:style-name="P2">insert into customer values(cID,cName,add);</text:p>
      <text:p text:style-name="P2">end' at line 1</text:p>
      <text:p text:style-name="P2">mysql&gt; create procedure addrecords(cID int,cName varchar(20),address varchar(20)) begin insert into customer values(cID,cName,address); end//</text:p>
      <text:p text:style-name="P2">Query OK, 0 rows affected (0.11 sec)</text:p>
      <text:p text:style-name="P2"/>
      <text:p text:style-name="P2">mysql&gt; call addrecords(4,'cvb'.'lalala');</text:p>
      <text:p text:style-name="P2"><text:s text:c="4"/>-&gt; //</text:p>
      <text:p text:style-name="P2">ERROR 1064 (42000): You have an error in your SQL syntax; check the manual that corresponds to your MySQL server version for the right syntax to use near '.'lalala')' at line 1</text:p>
      <text:p text:style-name="P2">mysql&gt; call addrecords(4,'cvb','lalala');</text:p>
      <text:p text:style-name="P2"><text:s text:c="4"/>-&gt; //</text:p>
      <text:p text:style-name="P2">Query OK, 1 row affected (0.07 sec)</text:p>
      <text:p text:style-name="P2"/>
      <text:p text:style-name="P2">mysql&gt; select * from customer;</text:p>
      <text:p text:style-name="P2"><text:soft-page-break/><text:s text:c="4"/>-&gt; //</text:p>
      <text:p text:style-name="P2">+---------+-----------+---------+</text:p>
      <text:p text:style-name="P2">| cust_id | cust_name | address |</text:p>
      <text:p text:style-name="P2">+---------+-----------+---------+</text:p>
      <text:p text:style-name="P2">| <text:s text:c="6"/>1 | AAA <text:s text:c="6"/>| Pune <text:s text:c="3"/>|</text:p>
      <text:p text:style-name="P2">| <text:s text:c="6"/>3 | CCC <text:s text:c="6"/>| Nagpur <text:s/>|</text:p>
      <text:p text:style-name="P2">| <text:s text:c="6"/>4 | cvb <text:s text:c="6"/>| lalala <text:s/>|</text:p>
      <text:p text:style-name="P2">+---------+-----------+---------+</text:p>
      <text:p text:style-name="P2">3 rows in set (0.00 sec)</text:p>
      <text:p text:style-name="P2"/>
      <text:p text:style-name="P2">mysql&gt; delimiter //</text:p>
      <text:p text:style-name="P2">mysql&gt; create procedure custdata(out Name text,Addr text)</text:p>
      <text:p text:style-name="P2"><text:s text:c="4"/>-&gt; begin</text:p>
      <text:p text:style-name="P2"><text:s text:c="4"/>-&gt; create procedure custdata(out Name text,Addr text)</text:p>
      <text:p text:style-name="P2">[1]+ <text:s/>Stopped <text:s text:c="16"/>sudo mysql -u root</text:p>
      <text:p text:style-name="P2">(base) manasi@mansi:~$ sudo mysql -u root</text:p>
      <text:p text:style-name="P2">[sudo] password for manasi: </text:p>
      <text:p text:style-name="P2">Welcome to the MySQL monitor. <text:s/>Commands end with ; or \g.</text:p>
      <text:p text:style-name="P2">Your MySQL connection id is 9</text:p>
      <text:p text:style-name="P2">Server version: 8.0.19-0ubuntu5 (Ubuntu)</text:p>
      <text:p text:style-name="P2"/>
      <text:p text:style-name="P2">Copyright (c) 2000, 2020, Oracle and/or its affiliates. All rights reserved.</text:p>
      <text:p text:style-name="P2"/>
      <text:p text:style-name="P2">Oracle is a registered trademark of Oracle Corporation and/or its</text:p>
      <text:p text:style-name="P2">affiliates. Other names may be trademarks of their respective</text:p>
      <text:p text:style-name="P2">owners.</text:p>
      <text:p text:style-name="P2"/>
      <text:p text:style-name="P2"><text:soft-page-break/>Type 'help;' or '\h' for help. Type '\c' to clear the current input statement.</text:p>
      <text:p text:style-name="P2"/>
      <text:p text:style-name="P2">mysql&gt; use Msc_modern2020;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Database changed</text:p>
      <text:p text:style-name="P2">mysql&gt; create procedure custdata(cid int)</text:p>
      <text:p text:style-name="P2"><text:s text:c="4"/>-&gt; begin</text:p>
      <text:p text:style-name="P2"><text:s text:c="4"/>-&gt; select cust_name,address where cust_id=custid;</text:p>
      <text:p text:style-name="P2">ERROR 1064 (42000): You have an error in your SQL syntax; check the manual that corresponds to your MySQL server version for the right syntax to use near '' at line 3</text:p>
      <text:p text:style-name="P2">mysql&gt; create procedure custdata(cid int) begin select cust_name,address where cust_id=custid</text:p>
      <text:p text:style-name="P2"><text:s text:c="4"/>-&gt; end;</text:p>
      <text:p text:style-name="P2">ERROR 1064 (42000): You have an error in your SQL syntax; check the manual that corresponds to your MySQL server version for the right syntax to use near 'end' at line 2</text:p>
      <text:p text:style-name="P2">mysql&gt; create procedure custdata(cid int) begin select cust_name,address where cust_id=custid;</text:p>
      <text:p text:style-name="P2">ERROR 1064 (42000): You have an error in your SQL syntax; check the manual that corresponds to your MySQL server version for the right syntax to use near '' at line 1</text:p>
      <text:p text:style-name="P2">mysql&gt; delimiter //</text:p>
      <text:p text:style-name="P2">mysql&gt; create procedure custdata(cid int)</text:p>
      <text:p text:style-name="P2"><text:s text:c="4"/>-&gt; begin</text:p>
      <text:p text:style-name="P2"><text:s text:c="4"/>-&gt; select cust_name,address where cust_id=custid;</text:p>
      <text:p text:style-name="P2"><text:s text:c="4"/>-&gt; end</text:p>
      <text:p text:style-name="P2"><text:soft-page-break/><text:s text:c="4"/>-&gt; //</text:p>
      <text:p text:style-name="P2">Query OK, 0 rows affected (0.12 sec)</text:p>
      <text:p text:style-name="P2"/>
      <text:p text:style-name="P2">mysql&gt; call custdata(4);</text:p>
      <text:p text:style-name="P2"><text:s text:c="4"/>-&gt; //</text:p>
      <text:p text:style-name="P2">ERROR 1054 (42S22): Unknown column 'cust_name' in 'field list'</text:p>
      <text:p text:style-name="P2">mysql&gt; select * from customer;</text:p>
      <text:p text:style-name="P2"><text:s text:c="4"/>-&gt; //</text:p>
      <text:p text:style-name="P2">+---------+-----------+---------+</text:p>
      <text:p text:style-name="P2">| cust_id | cust_name | address |</text:p>
      <text:p text:style-name="P2">+---------+-----------+---------+</text:p>
      <text:p text:style-name="P2">| <text:s text:c="6"/>1 | AAA <text:s text:c="6"/>| Pune <text:s text:c="3"/>|</text:p>
      <text:p text:style-name="P2">| <text:s text:c="6"/>3 | CCC <text:s text:c="6"/>| Nagpur <text:s/>|</text:p>
      <text:p text:style-name="P2">| <text:s text:c="6"/>4 | cvb <text:s text:c="6"/>| lalala <text:s/>|</text:p>
      <text:p text:style-name="P2">+---------+-----------+---------+</text:p>
      <text:p text:style-name="P2">3 rows in set (0.00 sec)</text:p>
      <text:p text:style-name="P2"/>
      <text:p text:style-name="P2">mysql&gt; delimiter ;</text:p>
      <text:p text:style-name="P2">mysql&gt; delimiter //</text:p>
      <text:p text:style-name="P2">mysql&gt; create procedure custdata(cid int)</text:p>
      <text:p text:style-name="P2"><text:s text:c="4"/>-&gt; begin</text:p>
      <text:p text:style-name="P2"><text:s text:c="4"/>-&gt; select cust_name,address from customer where cust_id=custid;</text:p>
      <text:p text:style-name="P2"><text:s text:c="4"/>-&gt; end</text:p>
      <text:p text:style-name="P2"><text:s text:c="4"/>-&gt; //</text:p>
      <text:p text:style-name="P2">ERROR 1304 (42000): PROCEDURE custdata already exists</text:p>
      <text:p text:style-name="P2">mysql&gt; drop procedure custdata;</text:p>
      <text:p text:style-name="P2"><text:s text:c="4"/>-&gt; //</text:p>
      <text:p text:style-name="P2">Query OK, 0 rows affected (0.11 sec)</text:p>
      <text:p text:style-name="P2"><text:soft-page-break/></text:p>
      <text:p text:style-name="P2">mysql&gt; delimiter //</text:p>
      <text:p text:style-name="P2">mysql&gt; begin</text:p>
      <text:p text:style-name="P2"><text:s text:c="4"/>-&gt; create procedure custdata(cid int)</text:p>
      <text:p text:style-name="P2"><text:s text:c="4"/>-&gt; begin</text:p>
      <text:p text:style-name="P2"><text:s text:c="4"/>-&gt; select cust_name,address from customer where cust_id=custid;</text:p>
      <text:p text:style-name="P2"><text:s text:c="4"/>-&gt; end</text:p>
      <text:p text:style-name="P2"><text:s text:c="4"/>-&gt; //</text:p>
      <text:p text:style-name="P2">ERROR 1064 (42000): You have an error in your SQL syntax; check the manual that corresponds to your MySQL server version for the right syntax to use near 'create procedure custdata(cid int)</text:p>
      <text:p text:style-name="P2">begin</text:p>
      <text:p text:style-name="P2">select cust_name,address from customer ' at line 2</text:p>
      <text:p text:style-name="P2">mysql&gt; delimiter 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21:06:50.145774539</meta:creation-date>
    <dc:date>2020-09-12T21:07:53.166622548</dc:date>
    <meta:editing-duration>PT1M3S</meta:editing-duration>
    <meta:editing-cycles>1</meta:editing-cycles>
    <meta:document-statistic meta:table-count="0" meta:image-count="0" meta:object-count="0" meta:page-count="9" meta:paragraph-count="196" meta:word-count="1099" meta:character-count="6977" meta:non-whitespace-character-count="5723"/>
    <meta:generator>LibreOffice/6.4.4.2$Linux_X86_64 LibreOffice_project/40$Build-2</meta:generator>
  </office:meta>
</office:document-meta>
</file>